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c8dfe" officeooo:paragraph-rsid="001c8df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1ef872" officeooo:paragraph-rsid="0020a86e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22bdc9" officeooo:paragraph-rsid="0022bdc9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275d2b" officeooo:paragraph-rsid="00275d2b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rsid="001a5a30" officeooo:paragraph-rsid="001a5a30"/>
    </style:style>
    <style:style style:name="P13" style:family="paragraph" style:parent-style-name="Text_20_body">
      <style:text-properties officeooo:paragraph-rsid="001a5a30"/>
    </style:style>
    <style:style style:name="P14" style:family="paragraph" style:parent-style-name="Text_20_body">
      <style:text-properties officeooo:rsid="001ac2ee" officeooo:paragraph-rsid="001ac2ee"/>
    </style:style>
    <style:style style:name="P15" style:family="paragraph" style:parent-style-name="Text_20_body">
      <style:text-properties officeooo:rsid="001baf07" officeooo:paragraph-rsid="001baf07"/>
    </style:style>
    <style:style style:name="P16" style:family="paragraph" style:parent-style-name="Text_20_body">
      <style:text-properties officeooo:rsid="0022bdc9" officeooo:paragraph-rsid="0022bdc9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" style:family="paragraph" style:parent-style-name="Subtitle">
      <style:text-properties officeooo:rsid="0022bdc9" officeooo:paragraph-rsid="0022bdc9"/>
    </style:style>
    <style:style style:name="P21" style:family="paragraph" style:parent-style-name="Subtitle">
      <style:text-properties officeooo:rsid="00275d2b" officeooo:paragraph-rsid="00275d2b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1">
      <style:text-properties fo:font-weight="normal" style:font-weight-asian="normal" style:font-weight-complex="normal"/>
    </style:style>
    <style:style style:name="P30" style:family="paragraph" style:parent-style-name="Text_20_body" style:list-style-name="L12">
      <style:paragraph-properties fo:margin-left="0in" fo:margin-right="0in" fo:text-indent="0in" style:auto-text-indent="false"/>
    </style:style>
    <style:style style:name="P31" style:family="paragraph" style:parent-style-name="Title" style:master-page-name="Textual_20_elements">
      <style:paragraph-properties style:page-number="1"/>
    </style:style>
    <style:style style:name="P32" style:family="paragraph" style:parent-style-name="Title" style:master-page-name="Textual_20_elements">
      <style:paragraph-properties style:page-number="auto"/>
    </style:style>
    <style:style style:name="P33" style:family="paragraph" style:parent-style-name="Title">
      <style:paragraph-properties fo:break-before="page"/>
    </style:style>
    <style:style style:name="P34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35" style:family="paragraph" style:parent-style-name="Title">
      <style:paragraph-properties fo:break-before="page"/>
      <style:text-properties officeooo:rsid="001c8dfe" officeooo:paragraph-rsid="001c8dfe"/>
    </style:style>
    <style:style style:name="P3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in" fo:margin-right="0in" fo:text-indent="0in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dfe"/>
    </style:style>
    <style:style style:name="T5" style:family="text">
      <style:text-properties officeooo:rsid="001da2e9"/>
    </style:style>
    <style:style style:name="T6" style:family="text">
      <style:text-properties officeooo:rsid="001f3dd8"/>
    </style:style>
    <style:style style:name="T7" style:family="text">
      <style:text-properties officeooo:rsid="0020a86e"/>
    </style:style>
    <style:style style:name="T8" style:family="text">
      <style:text-properties officeooo:rsid="0022db06"/>
    </style:style>
    <style:style style:name="T9" style:family="text">
      <style:text-properties officeooo:rsid="0023424c"/>
    </style:style>
    <style:style style:name="T10" style:family="text">
      <style:text-properties officeooo:rsid="0024e6ad"/>
    </style:style>
    <style:style style:name="T11" style:family="text">
      <style:text-properties officeooo:rsid="00264854"/>
    </style:style>
    <style:style style:name="T12" style:family="text">
      <style:text-properties officeooo:rsid="0029b45e"/>
    </style:style>
    <style:style style:name="T13" style:family="text">
      <style:text-properties officeooo:rsid="002b6663"/>
    </style:style>
    <style:style style:name="T14" style:family="text">
      <style:text-properties officeooo:rsid="002b882d"/>
    </style:style>
    <style:style style:name="T15" style:family="text">
      <style:text-properties officeooo:rsid="0030186d"/>
    </style:style>
    <style:style style:name="T16" style:family="text">
      <style:text-properties fo:language="en" fo:country="US" officeooo:rsid="0020a86e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1 Informações<text:tab/>1</text:a></text:p>
          <text:p text:style-name="P19"><text:a xlink:type="simple" xlink:href="#__RefHeading__708_121741837" text:style-name="Index_20_Link" text:visited-style-name="Index_20_Link">1.1 Datas<text:tab/>1</text:a></text:p>
          <text:p text:style-name="P19"><text:a xlink:type="simple" xlink:href="#__RefHeading__710_121741837" text:style-name="Index_20_Link" text:visited-style-name="Index_20_Link">1.2 Pontos<text:tab/>1</text:a></text:p>
          <text:p text:style-name="P19"><text:a xlink:type="simple" xlink:href="#__RefHeading__712_121741837" text:style-name="Index_20_Link" text:visited-style-name="Index_20_Link">1.3 Contatos<text:tab/>1</text:a></text:p>
          <text:p text:style-name="P18"><text:a xlink:type="simple" xlink:href="#__RefHeading__2067_2051713974" text:style-name="Index_20_Link" text:visited-style-name="Index_20_Link">2 dicas<text:tab/>2</text:a></text:p>
          <text:p text:style-name="P18"><text:a xlink:type="simple" xlink:href="#__RefHeading__2182_2051713974" text:style-name="Index_20_Link" text:visited-style-name="Index_20_Link">3 tcc1 – Pré-projeto<text:tab/>3</text:a></text:p>
          <text:p text:style-name="P19"><text:a xlink:type="simple" xlink:href="#__RefHeading__714_121741837" text:style-name="Index_20_Link" text:visited-style-name="Index_20_Link">3.1 Organização do pré-projeto<text:tab/>3</text:a></text:p>
          <text:p text:style-name="P19"><text:a xlink:type="simple" xlink:href="#__RefHeading__716_121741837" text:style-name="Index_20_Link" text:visited-style-name="Index_20_Link">3.2 Quadro teórico<text:tab/>4</text:a></text:p>
          <text:p text:style-name="P19"><text:a xlink:type="simple" xlink:href="#__RefHeading__718_121741837" text:style-name="Index_20_Link" text:visited-style-name="Index_20_Link">3.3 Quadro metodológico<text:tab/>4</text:a></text:p>
          <text:p text:style-name="P18"><text:a xlink:type="simple" xlink:href="#__RefHeading__520_2054553873" text:style-name="Index_20_Link" text:visited-style-name="Index_20_Link">4 Formatação<text:tab/>5</text:a></text:p>
          <text:p text:style-name="P18"><text:a xlink:type="simple" xlink:href="#__RefHeading__635_1111917065" text:style-name="Index_20_Link" text:visited-style-name="Index_20_Link">5 Quadro teórico<text:tab/>7</text:a></text:p>
          <text:p text:style-name="P18"><text:a xlink:type="simple" xlink:href="#__RefHeading__564_458657830" text:style-name="Index_20_Link" text:visited-style-name="Index_20_Link">6 Elementos de referência<text:tab/>9</text:a></text:p>
          <text:p text:style-name="P18"><text:a xlink:type="simple" xlink:href="#__RefHeading__566_458657830" text:style-name="Index_20_Link" text:visited-style-name="Index_20_Link">7 Quadro metodológico<text:tab/>10</text:a></text:p>
          <text:p text:style-name="P18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3"/>
      <text:list xml:id="list1528465648573765804" text:style-name="Numbering_20_2">
        <text:list-item>
          <text:h text:style-name="P31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11">09/12/2014: definição dos alunos e temas.</text:p>
      <text:p text:style-name="P11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92233478899061" text:continue-numbering="true" text:style-name="Numbering_20_2">
        <text:list-item>
          <text:h text:style-name="P32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8675236466348212067" text:style-name="L5">
        <text:list-item>
          <text:p text:style-name="P22">Cronograma</text:p>
        </text:list-item>
        <text:list-item>
          <text:p text:style-name="P22">Contínuo/rotina</text:p>
        </text:list-item>
        <text:list-item>
          <text:p text:style-name="P22">Leitura/escrita</text:p>
        </text:list-item>
        <text:list-item>
          <text:p text:style-name="P22">Organização</text:p>
        </text:list-item>
        <text:list-item>
          <text:p text:style-name="P22">Originalidade</text:p>
        </text:list-item>
      </text:list>
      <text:list xml:id="list92232091613757" text:continue-list="list92233478899061" text:style-name="Numbering_20_2">
        <text:list-item>
          <text:h text:style-name="P32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273517569526710795" text:style-name="L6">
        <text:list-item>
          <text:p text:style-name="P23">Primeira organização do que está pensando em trabalhar, de 5 a 8 páginas, fonte Times, tamanho 12, título 14 e espaçamento 1/2.</text:p>
        </text:list-item>
        <text:list-item>
          <text:p text:style-name="P23">Apresentação do tema: especificar qual é a área, e o que nessa área será especificado, exemplo: área de Java EE especificando modularização de software OSGi. </text:p>
        </text:list-item>
        <text:list-item>
          <text:p text:style-name="P23">Trazer autores sobre o tema escolhido, escrevendo suas opiniões.</text:p>
        </text:list-item>
        <text:list-item>
          <text:p text:style-name="P23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23">Fazer a justificativa, motivos e razões para essa pesquisa. Usar argumentos que torna utilizável seu projeto, qual a relevância social, acadêmica, profissional.</text:p>
        </text:list-item>
        <text:list-item>
          <text:p text:style-name="P23">Objetivos.</text:p>
        </text:list-item>
        <text:list-item>
          <text:p text:style-name="P23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1936713888321202048" text:style-name="L7">
        <text:list-item>
          <text:p text:style-name="P24">Introdução </text:p>
        </text:list-item>
        <text:list-item>
          <text:p text:style-name="P24">Objetivo </text:p>
          <text:list>
            <text:list-item>
              <text:p text:style-name="P24">Objetivo geral</text:p>
            </text:list-item>
            <text:list-item>
              <text:p text:style-name="P24">Objetivo específico</text:p>
            </text:list-item>
          </text:list>
        </text:list-item>
        <text:list-item>
          <text:p text:style-name="P24">Justificativa </text:p>
        </text:list-item>
        <text:list-item>
          <text:p text:style-name="P24">Quadro teórico</text:p>
        </text:list-item>
        <text:list-item>
          <text:p text:style-name="P24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5264110512223102981" text:style-name="L8">
        <text:list-item>
          <text:p text:style-name="P25">Apresentar as teorias que serão usadas, por exemplo, java, cloud. Descrever o que é definições e resultados das teorias envolvidas no trabalho. </text:p>
        </text:list-item>
      </text:list>
      <text:list xml:id="list1601999490196424235" text:style-name="L9">
        <text:list-item>
          <text:p text:style-name="P26">Autores fundantes – 2/3 autores </text:p>
        </text:list-item>
        <text:list-item>
          <text:p text:style-name="P26">Citações diretas – exemplificativa, em uma frase define o que é. </text:p>
        </text:list-item>
        <text:list-item>
          <text:p text:style-name="P26">Citações indiretas – explicativas, com base em um livro você explica o assunto. </text:p>
        </text:list-item>
        <text:list-item>
          <text:p text:style-name="P26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4275125224452412173" text:style-name="L10">
        <text:list-item>
          <text:p text:style-name="P27">Tipo de pesquisa (fazer uma das duas, falar no pré-projeto, definir e justificar): </text:p>
          <text:list>
            <text:list-item>
              <text:p text:style-name="P27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27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7">Contexto de pesquisa: Onde esse trabalho pode ser usado em geral (pesquisa aplicado) ou onde pode ser usado específico (pesquisa de intervenção).</text:p>
        </text:list-item>
        <text:list-item>
          <text:p text:style-name="P27">Participantes: participantes do projeto com o orientador</text:p>
        </text:list-item>
        <text:list-item>
          <text:p text:style-name="P27">Instrumentos (o que será usado para dar um start no projeto, dizer quais são os instrumentos e por quê?): </text:p>
          <text:list>
            <text:list-item>
              <text:p text:style-name="P27">Questionários </text:p>
            </text:list-item>
            <text:list-item>
              <text:p text:style-name="P27">Entrevistas </text:p>
            </text:list-item>
            <text:list-item>
              <text:p text:style-name="P27">Reuniões</text:p>
            </text:list-item>
          </text:list>
        </text:list-item>
        <text:list-item>
          <text:p text:style-name="P27">Procedimentos: </text:p>
          <text:list>
            <text:list-item>
              <text:p text:style-name="P27">Passo a passo, contar o que imaginamos para fazer o projeto, colocando em itens <text:soft-page-break/>começados por verbos.</text:p>
            </text:list-item>
          </text:list>
        </text:list-item>
        <text:list-item>
          <text:p text:style-name="P27">Cronograma: </text:p>
          <text:list>
            <text:list-item>
              <text:p text:style-name="P27">O que pretende-se fazer e quando. Pré-projeto: fevereiro a junho.</text:p>
            </text:list-item>
          </text:list>
        </text:list-item>
        <text:list-item>
          <text:p text:style-name="P27">Orçamento: </text:p>
          <text:list>
            <text:list-item>
              <text:p text:style-name="P27">Fazer um orçamento, estimativa de gastos com livros, papéis, etc… o que imagina que gastaremos.</text:p>
            </text:list-item>
          </text:list>
        </text:list-item>
        <text:list-item>
          <text:p text:style-name="P27">Referências</text:p>
        </text:list-item>
      </text:list>
      <text:p text:style-name="Text_20_body"/>
      <text:p text:style-name="Text_20_body"/>
      <text:p text:style-name="Text_20_body"/>
      <text:list xml:id="list92232671226335" text:continue-list="list92232091613757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<text:soft-page-break/>somente a primeira e depois em nota de rodapé. Ainda pode colocar uma lista de siglas.</text:p>
      <text:p text:style-name="P2"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92232575655677" text:continue-numbering="true" text:style-name="Numbering_20_2">
        <text:list-item>
          <text:h text:style-name="P34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36"><text:span text:style-name="T17">Semanas 3, 4, 5 são de estudos</text:span></text:p></office:annotation></text:span></text:p>
      <text:p text:style-name="P6">Semana 6 - Entrega QT<office:annotation><dc:creator>Felipe Rodrigues</dc:creator><dc:date>2015-02-21T14:07:08</dc:date><text:p text:style-name="P36"><text:span text:style-name="T17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5488283860041104752" text:style-name="L11">
        <text:list-item>
          <text:p text:style-name="P29">Teorias de base para o desenvolvimento do produto; </text:p>
        </text:list-item>
        <text:list-item>
          <text:p text:style-name="P29">Linguagens, tecnologias e conhecimentos que embasam o trabalho; </text:p>
        </text:list-item>
        <text:list-item>
          <text:p text:style-name="P29">Dividir em seções; </text:p>
        </text:list-item>
        <text:list-item>
          <text:p text:style-name="P29">Ordem hierárquica, quando possível;</text:p>
        </text:list-item>
        <text:list-item>
          <text:p text:style-name="P29">20 páginas todo o projeto, tendo de 5 a 8 páginas o quadro teórico;</text:p>
        </text:list-item>
        <text:list-item>
          <text:p text:style-name="P29">Começar seções pelo histórico;</text:p>
        </text:list-item>
        <text:list-item>
          <text:p text:style-name="P29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29">Autores relvantes (3 autores);</text:p>
        </text:list-item>
        <text:list-item>
          <text:p text:style-name="P28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text:soft-page-break/>puxando a outra, organização textual.</text:p>
        </text:list-item>
      </text:list>
      <text:p text:style-name="P2"/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92231637771579" text:continue-list="list92232575655677" text:style-name="Numbering_20_2">
        <text:list-item>
          <text:h text:style-name="P33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36"><text:span text:style-name="T19">Em negrito</text:span></text:p></office:annotation>Título do livro: + subtítulo.</text:p>
      <text:p text:style-name="Text_20_body"/>
      <text:p text:style-name="P2"/>
      <text:list xml:id="list92232354030021" text:continue-numbering="true" text:style-name="Numbering_20_2">
        <text:list-item>
          <text:h text:style-name="P33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92232742169607" text:continue-numbering="true" text:style-name="Numbering_20_2">
        <text:list-item>
          <text:h text:style-name="P33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2641192774429440248" text:style-name="L12">
        <text:list-item>
          <text:list>
            <text:list-item>
              <text:p text:style-name="P30">Objetivo geral</text:p>
            </text:list-item>
            <text:list-item>
              <text:p text:style-name="P30">Objetivo específico</text:p>
              <text:p text:style-name="P30">→ Justificativa</text:p>
              <text:p text:style-name="P30">→ Quadro teórico</text:p>
              <text:p text:style-name="P30">→ Quadro metodológico</text:p>
              <text:p text:style-name="P30">→ Referências</text:p>
              <text:p text:style-name="P30">→ Apendice (se tiver)</text:p>
              <text:p text:style-name="P30">→ Anexos (se tiver)</text:p>
              <text:p text:style-name="P30">→ 2 cópias em espiral para banca</text:p>
              <text:p text:style-name="P30">→ 1 cópia simples para Joelma</text:p>
            </text:list-item>
          </text:list>
        </text:list-item>
      </text:list>
      <text:list xml:id="list92232256295225" text:continue-list="list92232742169607" text:style-name="Numbering_20_2">
        <text:list-item>
          <text:h text:style-name="P35" text:outline-level="1">Qualificação</text:h>
        </text:list-item>
      </text:list>
      <text:p text:style-name="P13"/>
      <text:p text:style-name="P12">3 bancas por dia.</text:p>
      <text:p text:style-name="P12">1 hora cada apresentação: 20 minutos de apresentação e 40 minutos de arguição.</text:p>
      <text:p text:style-name="P14">Seguir o template.</text:p>
      <text:p text:style-name="P15">12 a 15 slides</text:p>
      <text:p text:style-name="P15"/>
      <text:p text:style-name="P15"/>
      <text:list xml:id="list92232263502338" text:continue-numbering="true" text:style-name="Numbering_20_2">
        <text:list-item>
          <text:h text:style-name="Title" text:outline-level="1"><text:s/><text:span text:style-name="T4">Pré-banca e banca final</text:span></text:h>
        </text:list-item>
      </text:list>
      <text:p text:style-name="Text_20_body"/>
      <text:p text:style-name="P7"><office:annotation office:name="__Annotation__748_715430472"><dc:creator>Felipe Prado</dc:creator><dc:date>2015-06-11T20:03:43</dc:date><text:p text:style-name="P37"><text:span text:style-name="T18">Entregar dia 27/07 na secretaria com a Magali</text:span></text:p></office:annotation>→ Quadro teórico: 5pts (10/08);<office:annotation-end office:name="__Annotation__748_715430472"/></text:p>
      <text:p text:style-name="P7">→ Quadro metodológico: 10pts (24/08);</text:p>
      <text:p text:style-name="P7">→ Discussão de resultados: 10pts (14/09);</text:p>
      <text:p text:style-name="P7">→<text:span text:style-name="T5"> Introdução / Considerações Finais: 5pts (26/10);</text:span></text:p>
      <text:p text:style-name="P7">→<text:span text:style-name="T5"> Trabalho escrito: 40pts;</text:span></text:p>
      <text:p text:style-name="P7">→<text:span text:style-name="T5"> Apresentação: 30pts;</text:span></text:p>
      <text:p text:style-name="P7"/>
      <text:p text:style-name="P8">→ Pré-banca: 05 à 09 outubro (entrega: 28/09) </text:p>
      <text:p text:style-name="P8"><text:span text:style-name="T6"><text:tab/>- Mínimo 70% do trabalho pronto</text:span>;</text:p>
      <text:p text:style-name="P8"/>
      <text:p text:style-name="P8">→ Banca: 16 à 20 novembro (entrega: 05/11):</text:p>
      <text:p text:style-name="P8"><text:tab/>- <text:span text:style-name="T16">Abstract</text:span><text:span text:style-name="T7">;</text:span></text:p>
      <text:p text:style-name="P8"><text:tab/>- <text:span text:style-name="T7">Revisão linguagem português.</text:span></text:p>
      <text:p text:style-name="P8"/>
      <text:h text:style-name="P20" text:outline-level="2">10.1 Quadro teórico</text:h>
      <text:p text:style-name="P16"/>
      <text:p text:style-name="P9">→ <text:span text:style-name="T15">Definir</text:span> as teorias <text:span text:style-name="T9">(Essa teórica será aplicado como no trabalho? Irá ajudar no que no meu trabalho? Para que estou usando essa teoria? O que irei fazer?)</text:span>;</text:p>
      <text:p text:style-name="P9">→<text:span text:style-name="T8"> Bem discutido, bem argumentado;</text:span></text:p>
      <text:p text:style-name="P9">→ <text:span text:style-name="T9">Estabelecer relações entre as teorias e o desenvolvimento;</text:span></text:p>
      <text:p text:style-name="P9">→<text:span text:style-name="T11"> Texto no presente (citações, capítulos e subcapítulos);</text:span></text:p>
      <text:p text:style-name="P9">→<text:span text:style-name="T10"> Em torno de 20 páginas;</text:span></text:p>
      <text:h text:style-name="P21" text:outline-level="2"><text:soft-page-break/>10.2 Quadro metodológico</text:h>
      <text:p text:style-name="P10"/>
      <text:p text:style-name="P10">→ Pegar o Q<text:span text:style-name="T15">M</text:span> do projeto e melhorar;</text:p>
      <text:p text:style-name="P10">→ Texto no passado (Ex.: Esse projeto foi desenvolvido, <text:span text:style-name="T14">fez, desenvolveu-se</text:span>);</text:p>
      <text:p text:style-name="P10">→ Tipo de pesquisa </text:p>
      <text:p text:style-name="P9">→<text:span text:style-name="T12"> Contexto de pesquisa;</text:span></text:p>
      <text:p text:style-name="P9">→<text:span text:style-name="T12"> Instrumentos:</text:span></text:p>
      <text:p text:style-name="P9"><text:tab/>- <text:span text:style-name="T13">Quais instrumentos;</text:span></text:p>
      <text:p text:style-name="P9"><text:tab/>- <text:span text:style-name="T13">Aplicados a quem?;</text:span></text:p>
      <text:p text:style-name="P9"><text:tab/>- <text:span text:style-name="T13">Para quê?;</text:span></text:p>
      <text:p text:style-name="P9">→<text:span text:style-name="T13"> Procedimentos:</text:span></text:p>
      <text:p text:style-name="P9"><text:tab/>- <text:span text:style-name="T13">Texto: descrever as ações/etapas/resultado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H49M13S</meta:editing-duration>
    <meta:editing-cycles>74</meta:editing-cycles>
    <meta:generator>LibreOffice/4.3.3.2$Linux_X86_64 LibreOffice_project/430m0$Build-2</meta:generator>
    <dc:date>2015-06-27T09:22:31.443423591</dc:date>
    <dc:creator>Felipe Prado</dc:creator>
    <meta:document-statistic meta:table-count="0" meta:image-count="0" meta:object-count="0" meta:page-count="15" meta:paragraph-count="185" meta:word-count="1603" meta:character-count="9840" meta:non-whitespace-character-count="8416"/>
  </office:meta>
</office:document-meta>
</file>